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6000002149C010F6BAE1C530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color="#dc143c" draw:fill-color="#dc143c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dc143c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T1" style:family="text">
      <style:text-properties fo:font-size="4.90000009536743pt" style:font-size-asian="4.90000009536743pt" style:font-size-complex="4.90000009536743pt"/>
    </style:style>
    <style:style style:name="T2" style:family="text">
      <style:text-properties fo:color="#ffffff" fo:font-size="5.40000009536743pt" fo:font-weight="bold" fo:background-color="transparent" style:font-size-asian="5.40000009536743pt" style:font-weight-asian="bold" style:font-size-complex="5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17cm" svg:height="6.81cm" svg:x="0.309cm" svg:y="0.032cm">
          <draw:image xlink:href="Pictures/1000000000000216000002149C010F6BAE1C5303.jpg" xlink:type="simple" xlink:show="embed" xlink:actuate="onLoad" loext:mime-type="image/jpeg">
            <text:p/>
          </draw:image>
        </draw:frame>
        <draw:frame draw:style-name="gr2" draw:text-style-name="P2" draw:layer="layout" svg:width="1.455cm" svg:height="0.446cm" svg:x="4.429cm" svg:y="7.096cm">
          <draw:text-box>
            <text:p><text:span text:style-name="T1">Cohen 1983</text:span></text:p>
          </draw:text-box>
        </draw:frame>
        <draw:custom-shape draw:style-name="gr3" draw:text-style-name="P4" draw:layer="layout" svg:width="0.229cm" svg:height="0.229cm" svg:x="1.762cm" svg:y="1.686cm">
          <text:p text:style-name="P3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2.062cm" svg:y="1.486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1.862cm" svg:y="3.586cm">
          <text:p text:style-name="P3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2.062cm" svg:y="3.686cm">
          <text:p text:style-name="P3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1.262cm" svg:y="5.886cm">
          <text:p text:style-name="P3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1.962cm" svg:y="5.786cm">
          <text:p text:style-name="P3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5.562cm" svg:y="0.886cm">
          <text:p text:style-name="P3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4.362cm" svg:y="1.186cm">
          <text:p text:style-name="P3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4.262cm" svg:y="3.386cm">
          <text:p text:style-name="P3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4.462cm" svg:y="3.286cm">
          <text:p text:style-name="P3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4.362cm" svg:y="5.486cm">
          <text:p text:style-name="P3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29cm" svg:height="0.229cm" svg:x="4.162cm" svg:y="5.486cm">
          <text:p text:style-name="P3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3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1T14:41:41.726424908</meta:creation-date>
    <dc:date>2023-03-01T14:56:57.692456537</dc:date>
    <dc:creator>Collin </dc:creator>
    <meta:editing-duration>PT8M25S</meta:editing-duration>
    <meta:editing-cycles>8</meta:editing-cycles>
    <meta:generator>LibreOffice/6.4.7.2$Linux_X86_64 LibreOffice_project/40$Build-2</meta:generator>
    <meta:document-statistic meta:object-count="14"/>
  </office:meta>
</office:document-meta>
</file>